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58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6_09-37-36_000.jpg</text:p>
          </table:table-cell>
          <table:table-cell table:style-name="ce13" office:value-type="string">
            <text:p>:m :i 1*1 / music / gt / 用語リスト、曲作りに使う</text:p>
          </table:table-cell>
          <table:table-cell table:style-name="ce3"/>
          <table:table-cell table:style-name="ce3"/>
          <table:table-cell table:style-name="ce3" office:value-type="string">
            <text:p>N-35-35-28.46 E-139-34-49.49</text:p>
          </table:table-cell>
          <table:table-cell table:style-name="ce29" table:formula="of:=IF([.E2]=&quot;&quot;;[.C2];CONCATENATE([.C2];&quot; / &quot;;[.E2]))" office:value-type="string" office:string-value=":m :i 1*1 / music / gt / 用語リスト、曲作りに使う">
            <text:p>:m :i 1*1 / music / gt / 用語リスト、曲作りに使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6_10-39-04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0.88 E-139-34-42.9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6_21-05-24_000.jpg</text:p>
          </table:table-cell>
          <table:table-cell table:style-name="ce16" office:value-type="string">
            <text:p>:m 食べた物</text:p>
          </table:table-cell>
          <table:table-cell table:style-name="ce28"/>
          <table:table-cell table:style-name="ce3"/>
          <table:table-cell table:style-name="ce3" office:value-type="string">
            <text:p>N-35-35-28.57 E-139-34-49.32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7_02-56-46_000.jpg</text:p>
          </table:table-cell>
          <table:table-cell table:style-name="ce14" office:value-type="string">
            <text:p>:m other / log / 寝る前　ウェブ閲覧　記録　（for オナニー） / +90min?</text:p>
          </table:table-cell>
          <table:table-cell table:style-name="ce20"/>
          <table:table-cell table:style-name="ce3"/>
          <table:table-cell table:style-name="ce3" office:value-type="string">
            <text:p>N-35-35-28.6 E-139-34-49.6</text:p>
          </table:table-cell>
          <table:table-cell table:style-name="ce29" table:formula="of:=IF([.E5]=&quot;&quot;;[.C5];CONCATENATE([.C5];&quot; / &quot;;[.E5]))" office:value-type="string" office:string-value=":m other / log / 寝る前　ウェブ閲覧　記録　（for オナニー） / +90min?">
            <text:p>:m other / log / 寝る前　ウェブ閲覧　記録　（for オナニー） / +90min?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27_03-05-02_000.jpg</text:p>
          </table:table-cell>
          <table:table-cell table:style-name="ce15" office:value-type="string">
            <text:p>:m :PHOTO 寝た時刻 / 2019</text:p>
          </table:table-cell>
          <table:table-cell table:style-name="ce20"/>
          <table:table-cell table:style-name="ce3"/>
          <table:table-cell table:style-name="ce3" office:value-type="string">
            <text:p>N-35-35-28.23 E-139-34-49.71</text:p>
          </table:table-cell>
          <table:table-cell table:style-name="ce29" table:formula="of:=IF([.E6]=&quot;&quot;;[.C6];CONCATENATE([.C6];&quot; / &quot;;[.E6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7_09-02-45_000.jpg</text:p>
          </table:table-cell>
          <table:table-cell table:style-name="ce16" office:value-type="string">
            <text:p>:m :PHOTO 起きた時刻 / 2019</text:p>
          </table:table-cell>
          <table:table-cell table:style-name="ce13"/>
          <table:table-cell table:style-name="ce3"/>
          <table:table-cell table:style-name="ce3" office:value-type="string">
            <text:p>N-35-35-28.79 E-139-34-49.38</text:p>
          </table:table-cell>
          <table:table-cell table:style-name="ce29"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7_10-17-57_000.jpg</text:p>
          </table:table-cell>
          <table:table-cell table:style-name="ce15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24 E-139-34-49.54</text:p>
          </table:table-cell>
          <table:table-cell table:style-name="ce29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6-18_01-47-38_000.m4a</text:p>
          </table:table-cell>
          <table:table-cell table:style-name="ce16" office:value-type="string">
            <text:p>:VOICE-MEMO / @自宅 / 思ったこと / キーボード、「曲を憶えてそのまま弾く」は、もうやめよう</text:p>
          </table:table-cell>
          <table:table-cell table:style-name="ce16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宅 / 思ったこと / キーボード、「曲を憶えてそのまま弾く」は、もうやめよう">
            <text:p>:VOICE-MEMO / @自宅 / 思ったこと / キーボード、「曲を憶えてそのまま弾く」は、もうやめよ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6-20_00-21-07_000.m4a</text:p>
          </table:table-cell>
          <table:table-cell table:style-name="ce16" office:value-type="string">
            <text:p>:VOICE-MEMO / @自室 / diary / 始めたこと / メモをビデオに収めた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diary / 始めたこと / メモをビデオに収めた">
            <text:p>:VOICE-MEMO / @自室 / diary / 始めたこと / メモをビデオに収め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6-20_10-47-11_000.m4a</text:p>
          </table:table-cell>
          <table:table-cell table:style-name="ce6" office:value-type="string">
            <text:p>:VOICE-MEMO / @自宅 / 思ったこと / 布団から起きたのはなぜか、頭の中にあった考え、自分の好きなことをやれる</text:p>
          </table:table-cell>
          <table:table-cell table:style-name="ce13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思ったこと / 布団から起きたのはなぜか、頭の中にあった考え、自分の好きなことをやれる">
            <text:p>:VOICE-MEMO / @自宅 / 思ったこと / 布団から起きたのはなぜか、頭の中にあった考え、自分の好きなことをやれる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6-21_16-46-26_000.m4a</text:p>
          </table:table-cell>
          <table:table-cell table:style-name="ce6" office:value-type="string">
            <text:p>:VOICE-MEMO / @自室 / diary / 気づいたこと / 爪先立ちする、ゆらゆらしていない、以前とは違って</text:p>
          </table:table-cell>
          <table:table-cell table:style-name="ce15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diary / 気づいたこと / 爪先立ちする、ゆらゆらしていない、以前とは違って">
            <text:p>:VOICE-MEMO / @自室 / diary / 気づいたこと / 爪先立ちする、ゆらゆらしていない、以前とは違って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6-29_15-55-21_000.m4a</text:p>
          </table:table-cell>
          <table:table-cell table:style-name="ce6" office:value-type="string">
            <text:p>:VOICE-MEMO / @東和の現場 / diary / 記録 / 東和、仕事 / バイブを担当していた人、溶接が本職の人</text:p>
          </table:table-cell>
          <table:table-cell table:style-name="ce16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東和の現場 / diary / 記録 / 東和、仕事 / バイブを担当していた人、溶接が本職の人">
            <text:p>:VOICE-MEMO / @東和の現場 / diary / 記録 / 東和、仕事 / バイブを担当していた人、溶接が本職の人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6-29_15-55-50_000.m4a</text:p>
          </table:table-cell>
          <table:table-cell table:style-name="ce6" office:value-type="string">
            <text:p>:VOICE-MEMO / @東和の現場 / 思ったこと / 周りの秩序がないように見えても、それしか見たことがないと、それが秩序だと思ってしまう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東和の現場 / 思ったこと / 周りの秩序がないように見えても、それしか見たことがないと、それが秩序だと思ってしまう">
            <text:p>:VOICE-MEMO / @東和の現場 / 思ったこと / 周りの秩序がないように見えても、それしか見たことがないと、それが秩序だと思ってしま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7-05_22-34-05_000.m4a</text:p>
          </table:table-cell>
          <table:table-cell table:style-name="ce6" office:value-type="string">
            <text:p>:VOICE-MEMO / @自宅 / やること / ハザードマップ、東急田園都市線沿線の、知ろう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やること / ハザードマップ、東急田園都市線沿線の、知ろう">
            <text:p>:VOICE-MEMO / @自宅 / やること / ハザードマップ、東急田園都市線沿線の、知ろ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7-08_01-17-11_000.m4a</text:p>
          </table:table-cell>
          <table:table-cell table:style-name="ce6" office:value-type="string">
            <text:p>:VOICE-MEMO / @自宅 / thoughts,考え / イエス・キリストが本当に「異邦人を殺せ」といったとしたら、イエスと俺は戦う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thoughts,考え / イエス・キリストが本当に「異邦人を殺せ」といったとしたら、イエスと俺は戦う">
            <text:p>:VOICE-MEMO / @自宅 / thoughts,考え / イエス・キリストが本当に「異邦人を殺せ」といったとしたら、イエスと俺は戦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7-08_01-19-59_000.m4a</text:p>
          </table:table-cell>
          <table:table-cell table:style-name="ce6" office:value-type="string">
            <text:p>:VOICE-MEMO / @自宅 / thoughts,考え / モーセに神が「異教徒を殺せ」と言ったとする；神は、その異教徒も自らが作った、とすると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thoughts,考え / モーセに神が「異教徒を殺せ」と言ったとする；神は、その異教徒も自らが作った、とすると">
            <text:p>:VOICE-MEMO / @自宅 / thoughts,考え / モーセに神が「異教徒を殺せ」と言ったとする；神は、その異教徒も自らが作った、とすると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7-12_04-35-26_000.m4a</text:p>
          </table:table-cell>
          <table:table-cell table:style-name="ce6" office:value-type="string">
            <text:p>:VOICE-MEMO / @ペガスス / record / bird / 鳥の声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ペガスス / record / bird / 鳥の声">
            <text:p>:VOICE-MEMO / @ペガスス / record / bird / 鳥の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7-12_05-01-25_000.m4a</text:p>
          </table:table-cell>
          <table:table-cell table:style-name="ce6" office:value-type="string">
            <text:p>:VOICE-MEMO / @ペガスス / record / bird / 鳥の声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ペガスス / record / bird / 鳥の声">
            <text:p>:VOICE-MEMO / @ペガスス / record / bird / 鳥の声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1">
            <text:p>31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9];[.B19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9];[.B19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2019/12/27</text:date>, <text:time>13:15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7T13:15:13.16</dc:date>
    <dc:creator>iwabuchi ken</dc:creator>
    <meta:editing-duration>P15DT6H46M23S</meta:editing-duration>
    <meta:editing-cycles>6098</meta:editing-cycles>
    <meta:document-statistic meta:table-count="1" meta:cell-count="747" meta:object-count="0"/>
  </office:meta>
</office:document-meta>
</file>